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eterStopThreadException.JMeterStopThreadExceptio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StopThreadException.JMeterStopThrea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